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H Sarabun New1" svg:font-family="'TH Sarabun New'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TH Sarabun New" svg:font-family="'TH Sarabun New'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TH SarabunPSK1" svg:font-family="'TH SarabunPS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fo:font-weight="normal" officeooo:rsid="000a0748" officeooo:paragraph-rsid="000a0748" style:font-name-asian="DejaVu Sans" style:font-size-asian="16pt" style:font-weight-asian="normal" style:font-name-complex="TH Sarabun New" style:font-size-complex="16pt" style:font-weight-complex="normal"/>
    </style:style>
    <style:style style:name="P2" style:family="paragraph" style:parent-style-name="Standard">
      <style:text-properties style:font-name="TH Sarabun New" fo:font-size="16pt" fo:font-weight="normal" officeooo:rsid="000a0748" officeooo:paragraph-rsid="001d9e7c" style:font-size-asian="16pt" style:font-weight-asian="normal" style:font-name-complex="TH Sarabun New" style:font-size-complex="16pt" style:font-weight-complex="normal"/>
    </style:style>
    <style:style style:name="P3" style:family="paragraph" style:parent-style-name="Standard">
      <style:text-properties style:font-name="TH Sarabun New" fo:font-size="16pt" fo:font-weight="normal" officeooo:rsid="000bf15d" officeooo:paragraph-rsid="000bf15d" style:font-size-asian="16pt" style:font-weight-asian="normal" style:font-name-complex="TH Sarabun New" style:font-size-complex="16pt" style:font-weight-complex="normal"/>
    </style:style>
    <style:style style:name="P4" style:family="paragraph" style:parent-style-name="Standard">
      <style:text-properties style:font-name="TH Sarabun New" fo:font-size="16pt" fo:font-weight="bold" officeooo:rsid="000bf15d" officeooo:paragraph-rsid="001d9e7c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fo:font-size="16pt" fo:font-weight="bold" officeooo:rsid="001a3a1e" officeooo:paragraph-rsid="001a3a1e" style:font-size-asian="16pt" style:font-weight-asian="bold" style:font-name-complex="TH Sarabun New" style:font-size-complex="16pt" style:font-weight-complex="bold"/>
    </style:style>
    <style:style style:name="P6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7" style:family="paragraph" style:parent-style-name="Standard">
      <style:text-properties style:font-name="TH Sarabun New" fo:font-size="15pt" fo:font-weight="bold" officeooo:rsid="001f8aae" officeooo:paragraph-rsid="001f8aae" style:font-size-asian="15pt" style:font-weight-asian="bold" style:font-name-complex="TH Sarabun New" style:font-size-complex="15pt" style:font-weight-complex="bold"/>
    </style:style>
    <style:style style:name="P8" style:family="paragraph" style:parent-style-name="Standard">
      <style:text-properties style:font-name="TH Sarabun New" fo:font-size="15pt" officeooo:rsid="00042436" officeooo:paragraph-rsid="0018b7df" style:font-size-asian="15pt" style:font-name-complex="TH Sarabun New" style:font-size-complex="15pt"/>
    </style:style>
    <style:style style:name="P9" style:family="paragraph" style:parent-style-name="Standard" style:list-style-name="L2">
      <style:text-properties style:font-name="TH Sarabun New" fo:font-size="16pt" fo:font-weight="normal" officeooo:rsid="000a0748" officeooo:paragraph-rsid="001d9e7c" style:font-name-asian="DejaVu Sans" style:font-size-asian="16pt" style:font-weight-asian="normal" style:font-name-complex="TH Sarabun New" style:font-size-complex="16pt" style:font-weight-complex="normal"/>
    </style:style>
    <style:style style:name="P10" style:family="paragraph" style:parent-style-name="List_20_Paragraph" style:list-style-name="L1">
      <style:paragraph-properties fo:margin-top="0in" fo:margin-bottom="0in" loext:contextual-spacing="true"/>
      <style:text-properties style:font-name="TH Sarabun New" fo:font-size="15pt" officeooo:paragraph-rsid="0020cadc" style:font-size-asian="15pt" style:font-size-complex="15pt"/>
    </style:style>
    <style:style style:name="P11" style:family="paragraph" style:parent-style-name="List_20_Paragraph" style:list-style-name="L1">
      <style:paragraph-properties fo:margin-top="0in" fo:margin-bottom="0in" loext:contextual-spacing="true"/>
      <style:text-properties style:font-name="TH Sarabun New" fo:font-size="15pt" officeooo:paragraph-rsid="0020f950" style:font-size-asian="15pt" style:font-size-complex="15pt"/>
    </style:style>
    <style:style style:name="P12" style:family="paragraph" style:parent-style-name="List_20_Paragraph" style:list-style-name="L1">
      <style:paragraph-properties fo:margin-top="0in" fo:margin-bottom="0in" loext:contextual-spacing="true"/>
      <style:text-properties style:font-name="TH Sarabun New" fo:font-size="15pt" officeooo:paragraph-rsid="0020f950" style:font-size-asian="15pt" style:font-name-complex="TH Sarabun New" style:font-size-complex="15pt"/>
    </style:style>
    <style:style style:name="P13" style:family="paragraph" style:parent-style-name="List_20_Paragraph" style:list-style-name="L1">
      <style:paragraph-properties fo:margin-top="0in" fo:margin-bottom="0in" loext:contextual-spacing="true"/>
      <style:text-properties style:font-name="TH Sarabun New" fo:font-size="15pt" officeooo:paragraph-rsid="00246be9" style:font-size-asian="15pt" style:font-name-complex="TH Sarabun New" style:font-size-complex="15pt"/>
    </style:style>
    <style:style style:name="P14" style:family="paragraph" style:parent-style-name="List_20_Paragraph" style:list-style-name="L1">
      <style:paragraph-properties fo:margin-top="0in" fo:margin-bottom="0in" loext:contextual-spacing="true"/>
      <style:text-properties style:font-name="TH Sarabun New" fo:font-size="15pt" officeooo:rsid="001476f8" officeooo:paragraph-rsid="0018b7df" style:font-size-asian="15pt" style:font-name-complex="TH Sarabun New" style:font-size-complex="15pt"/>
    </style:style>
    <style:style style:name="T1" style:family="text">
      <style:text-properties officeooo:rsid="000bf15d"/>
    </style:style>
    <style:style style:name="T2" style:family="text">
      <style:text-properties officeooo:rsid="0012e5b5"/>
    </style:style>
    <style:style style:name="T3" style:family="text">
      <style:text-properties officeooo:rsid="0018b7df"/>
    </style:style>
    <style:style style:name="T4" style:family="text">
      <style:text-properties officeooo:rsid="0018b7df" style:font-name-asian="TH Sarabun New1"/>
    </style:style>
    <style:style style:name="T5" style:family="text">
      <style:text-properties officeooo:rsid="0020f950" style:font-name-asian="TH Sarabun New1"/>
    </style:style>
    <style:style style:name="T6" style:family="text">
      <style:text-properties fo:font-weight="bold" officeooo:rsid="0018b7df" style:font-weight-asian="bold" style:font-weight-complex="bold"/>
    </style:style>
    <style:style style:name="T7" style:family="text">
      <style:text-properties officeooo:rsid="001d9e7c"/>
    </style:style>
    <style:style style:name="T8" style:family="text">
      <style:text-properties style:text-position="super 58%" officeooo:rsid="0018b7df"/>
    </style:style>
    <style:style style:name="T9" style:family="text">
      <style:text-properties style:text-position="super 58%" style:font-name="TH SarabunPSK" officeooo:rsid="0020f950" style:font-name-asian="TH Sarabun New1" style:font-name-complex="TH SarabunPSK1"/>
    </style:style>
    <style:style style:name="T10" style:family="text">
      <style:text-properties style:font-name-complex="TH SarabunPSK1"/>
    </style:style>
    <style:style style:name="T11" style:family="text">
      <style:text-properties officeooo:rsid="0020cadc" style:font-name-complex="TH SarabunPSK1"/>
    </style:style>
    <style:style style:name="T12" style:family="text">
      <style:text-properties officeooo:rsid="0020f950" style:font-name-complex="TH SarabunPSK1"/>
    </style:style>
    <style:style style:name="T13" style:family="text">
      <style:text-properties officeooo:rsid="0020f950"/>
    </style:style>
    <style:style style:name="T14" style:family="text">
      <style:text-properties style:font-name="TH Sarabun New" officeooo:rsid="0018b7df" style:font-name-asian="TH Sarabun New1" style:font-name-complex="TH Sarabun New"/>
    </style:style>
    <style:style style:name="T15" style:family="text">
      <style:text-properties style:font-name="TH Sarabun New" officeooo:rsid="0020f950" style:font-name-asian="TH Sarabun New1" style:font-name-complex="TH Sarabun New"/>
    </style:style>
    <style:style style:name="T16" style:family="text">
      <style:text-properties officeooo:rsid="0022967a"/>
    </style:style>
    <style:style style:name="T17" style:family="text">
      <style:text-properties style:font-name="TH SarabunPSK" officeooo:rsid="0020f950" style:font-name-asian="TH Sarabun New1" style:font-name-complex="TH SarabunPSK1"/>
    </style:style>
    <style:style style:name="T18" style:family="text">
      <style:text-properties style:font-name="TH SarabunPSK" officeooo:rsid="00246be9" style:font-name-asian="TH Sarabun New1" style:font-name-complex="TH SarabunPSK1"/>
    </style:style>
    <style:style style:name="T19" style:family="text">
      <style:text-properties style:font-name="Cambria Math" officeooo:rsid="0020f950" style:font-name-asian="TH Sarabun New1" style:font-name-complex="Cambria Math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6">Dense</text:span> Graph</text:p>
      <text:p text:style-name="P8"><text:tab/><text:span text:style-name="T3">ในโจทย์ข้อนี้ นิสิตจะต้องเขียนคลาส DenseGraph ซึ่งใช้สำหรับเก็บข้อมูลของ directed graph </text:span><text:span text:style-name="T6">ที่มีจำนวนเส้นเชื่อมมาก</text:span><text:span text:style-name="T3"> กำหนดให้กราฟที่ต้องการเก็บคือ G = (V,E) โดยที่ </text:span><text:span text:style-name="T3"><draw:frame draw:style-name="fr1" draw:name="Object1" text:anchor-type="as-char" svg:y="-0.1484in" svg:width="1.2319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และ </text:span><text:span text:style-name="T3"><draw:frame draw:style-name="fr1" draw:name="Object2" text:anchor-type="as-char" svg:y="-0.152in" svg:width="1.4047in" svg:height="0.200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และกำหนดให้ 1</text:span><text:span text:style-name="T4">≤</text:span><text:span text:style-name="T3"> |V| </text:span><text:span text:style-name="T4">≤</text:span><text:span text:style-name="T3"> 1,000 และ 0 </text:span><text:span text:style-name="T4">≤</text:span><text:span text:style-name="T3"> |E| </text:span><text:span text:style-name="T4">≤</text:span><text:span text:style-name="T3"> |V|</text:span><text:span text:style-name="T8">2</text:span></text:p>
      <text:list xml:id="list5326687492775984584" text:style-name="L1">
        <text:list-item>
          <text:p text:style-name="P10"><text:span text:style-name="T10">DenseGraph() </text:span><text:span text:style-name="T11">เป็น constructor ที่สร้างกราฟที่มีปมจำนวน 3 ปม และไม่มีเส้นเชื่อมเลย</text:span></text:p>
        </text:list-item>
        <text:list-item>
          <text:p text:style-name="P10"><text:span text:style-name="T10">DenseGraph(int n_in) <text:s/></text:span><text:span text:style-name="T11">เป็นconstructorที่สร้างกราฟที่มีปมจำนวน n ปม แต่ไม่มีเส้นเชื่อมเลย</text:span></text:p>
        </text:list-item>
        <text:list-item>
          <text:p text:style-name="P10"><text:span text:style-name="T10">DenseGraph(const DenseGraph&amp; G) </text:span><text:span text:style-name="T12">เป็น copy constructor</text:span></text:p>
        </text:list-item>
        <text:list-item>
          <text:p text:style-name="P11"><text:span text:style-name="T10">void AddEdge(int a, int b) </text:span><text:span text:style-name="T12">เป็นการเพิ่มเส้นเชื่อมจากปม a ไปยังปม b (ถ้ามีเส้นเชื่อมดังกล่าวอยู่แล้ว ฟังก์ชันนี้จะไม่ทำอะไร) รับประกันว่า 0 </text:span><text:span text:style-name="T14">≤ </text:span><text:span text:style-name="T15">a,b &lt; |V|</text:span></text:p>
        </text:list-item>
        <text:list-item>
          <text:p text:style-name="P11"><text:span text:style-name="T10">void RemoveEdge(int a, int b) </text:span><text:span text:style-name="T12">ลบเส้นเชื่อมจากปม a ไปยังปม b (ถ้าไม่มีเส้นเชื่อมดังกล่าว ฟังก์ชันนี้จะไม่ทำอะไร) รับประกันว่า 0 </text:span><text:span text:style-name="T14">≤ </text:span><text:span text:style-name="T15">a,b &lt; |V|</text:span></text:p>
        </text:list-item>
        <text:list-item>
          <text:p text:style-name="P12"><text:span text:style-name="T10">bool DoesEdgeExist(int a, int b) const </text:span><text:span text:style-name="T12">จะ return true ก็ต่อเมืื่อมีเส้นเชื่อมจาก a ไปยัง b อยู่ในกราฟ รับประกันว่า 0 </text:span><text:span text:style-name="T4">≤ </text:span><text:span text:style-name="T5">a,b &lt; |V|</text:span></text:p>
        </text:list-item>
        <text:list-item>
          <text:p text:style-name="P13"><text:span text:style-name="T17">DenseGraph Transpose() const </text:span><text:span text:style-name="T18">คืน DenseGraph ซึ่งเป็น </text:span><text:span text:style-name="T17">transpose G</text:span><text:span text:style-name="T9">T <text:s/></text:span><text:span text:style-name="T18">ของกราฟของเรา โดยกำหนดให้ transpose ของกราฟ G=(V,E) คือกราฟ </text:span><text:span text:style-name="T17">G</text:span><text:span text:style-name="T9">T</text:span><text:span text:style-name="T17">=(V,E’) </text:span><text:span text:style-name="T18">โดยที่ </text:span><text:span text:style-name="T17">E’={(j,i)| i,j </text:span><text:span text:style-name="T19">∈</text:span><text:span text:style-name="T17"> E}­ </text:span><text:span text:style-name="T18">นอกจากนี้ การเรียกฟังก์ชันนี้จะต้องไม่ทำให้กราฟของเรามีการเปลี่ยนแปลง</text:span></text:p>
          <text:p text:style-name="P14"/>
        </text:list-item>
      </text:list>
      <text:p text:style-name="P5">ข้อบังคับ</text:p>
      <text:p text:style-name="P3"><text:tab/>โจทย์ข้อนี้จะมีไฟล์<text:span text:style-name="T2">โปรเจ็คของ code::block ให้ ซึ่งในโปรเจ็คดังกล่าวจะมีไฟล์</text:span> <text:span text:style-name="T13">densegraph.h และ main_dense.cpp อยู่ ให้นิสิตเขียน code เพิ่มเติมลงไปในไฟล์ densegraph.h เท่านั้น และการส่งไฟล์ขึ้น grader ให้ส่งเฉพาะไฟล์ densegraph.h </text:span></text:p>
      <text:p text:style-name="P3"/>
      <text:p text:style-name="P4">คำอธิบาย<text:span text:style-name="T7">ฟังก์ชัน</text:span> main() </text:p>
      <text:p text:style-name="P2"><text:tab/><text:span text:style-name="T1">main จะทำการอ่านข้อมูลหมายเลขกรณีทดสอบจาก keyboard แล้วทำการเรียกฟังก์ชันที่จะทดสอบคลาส DenseGraph ตามหมายเลขกรณีทดสอบ โดยที่ฟังก์ชันทดสอบจะทำการเรียกใช้บริการต่าง ๆ ของคลาสที่เขียนขึ้นและแสดงผลลัพธ์ออกทางหน้าจอ เกรดเดอจะทำการตรวจผลลัพธ์ที่เกิดขึ้นว่าตรงกับที่ควรจะเป็นหรือไม่</text:span></text:p>
      <text:list xml:id="list6008067769154420696" text:style-name="L2">
        <text:list-header>
          <text:p text:style-name="P9"/>
        </text:list-header>
      </text:list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H Sarabun New1" svg:font-family="'TH Sarabun New'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TH Sarabun New" svg:font-family="'TH Sarabun New'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TH SarabunPSK1" svg:font-family="'TH SarabunPS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23T19:20:17.144006329</dc:date>
    <meta:editing-duration>PT9H40M13S</meta:editing-duration>
    <meta:editing-cycles>22</meta:editing-cycles>
    <meta:generator>LibreOffice/4.3.4.1$Linux_X86_64 LibreOffice_project/430m0$Build-1</meta:generator>
    <meta:document-statistic meta:table-count="0" meta:image-count="0" meta:object-count="2" meta:page-count="1" meta:paragraph-count="15" meta:word-count="892" meta:character-count="1400" meta:non-whitespace-character-count="1270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o stretchy="false">{</mo>
      </mrow>
      <mn>0,1,.</mn>
      <mn>..</mn>
      <mi>,</mi>
      <mrow>
        <mi>n</mi>
        <mo stretchy="false">−</mo>
        <mn>1</mn>
      </mrow>
      <mo stretchy="false">}</mo>
    </mrow>
    <annotation encoding="StarMath 5.0">v=\{0,1,...,n-1\}</annotation>
  </semantics>
</math>
</file>

<file path=Object 2/content.xml><?xml version="1.0" encoding="utf-8"?>
<math xmlns="http://www.w3.org/1998/Math/MathML" display="block">
  <semantics>
    <mrow>
      <mrow>
        <mi>E</mi>
        <mo stretchy="false">⊆</mo>
        <mo stretchy="false">{</mo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∨</mo>
        <mi>i</mi>
      </mrow>
      <mi>,</mi>
      <mrow>
        <mi>j</mi>
        <mo stretchy="false">∈</mo>
        <mi>V</mi>
      </mrow>
      <mo stretchy="false">}</mo>
    </mrow>
    <annotation encoding="StarMath 5.0">E subseteq \{ (i,j)|i,j in V \}</annotation>
  </semantics>
</math>
</file>